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efb2" officeooo:paragraph-rsid="0015efb2"/>
    </style:style>
    <style:style style:name="P2" style:family="paragraph" style:parent-style-name="Standard">
      <style:text-properties fo:font-weight="normal" officeooo:rsid="0017b8eb" officeooo:paragraph-rsid="0017b8eb" style:font-weight-asian="normal" style:font-weight-complex="normal"/>
    </style:style>
    <style:style style:name="P3" style:family="paragraph" style:parent-style-name="Standard">
      <style:text-properties fo:font-weight="normal" officeooo:rsid="0018b013" officeooo:paragraph-rsid="0018b013" style:font-weight-asian="normal" style:font-weight-complex="normal"/>
    </style:style>
    <style:style style:name="P4" style:family="paragraph" style:parent-style-name="Standard">
      <style:text-properties fo:font-weight="normal" officeooo:rsid="001a13b0" officeooo:paragraph-rsid="001a13b0" style:font-weight-asian="normal" style:font-weight-complex="normal"/>
    </style:style>
    <style:style style:name="P5" style:family="paragraph" style:parent-style-name="Standard">
      <style:text-properties fo:font-weight="normal" officeooo:rsid="001d3ff6" officeooo:paragraph-rsid="001d3ff6" style:font-weight-asian="normal" style:font-weight-complex="normal"/>
    </style:style>
    <style:style style:name="P6" style:family="paragraph" style:parent-style-name="Standard">
      <style:text-properties fo:font-weight="normal" officeooo:rsid="00225484" officeooo:paragraph-rsid="00225484" style:font-weight-asian="normal" style:font-weight-complex="normal"/>
    </style:style>
    <style:style style:name="P7" style:family="paragraph" style:parent-style-name="Standard">
      <style:text-properties fo:font-weight="normal" officeooo:rsid="0024b73c" officeooo:paragraph-rsid="0024b73c" style:font-weight-asian="normal" style:font-weight-complex="normal"/>
    </style:style>
    <style:style style:name="P8" style:family="paragraph" style:parent-style-name="Standard">
      <style:text-properties fo:font-weight="normal" officeooo:rsid="0029e90c" officeooo:paragraph-rsid="0029e90c" style:font-weight-asian="normal" style:font-weight-complex="normal"/>
    </style:style>
    <style:style style:name="P9" style:family="paragraph" style:parent-style-name="Standard">
      <style:text-properties fo:font-weight="normal" officeooo:rsid="002c94e9" officeooo:paragraph-rsid="002c94e9" style:font-weight-asian="normal" style:font-weight-complex="normal"/>
    </style:style>
    <style:style style:name="P10" style:family="paragraph" style:parent-style-name="Standard">
      <style:text-properties fo:font-weight="normal" officeooo:rsid="003148e4" officeooo:paragraph-rsid="003148e4" style:font-weight-asian="normal" style:font-weight-complex="normal"/>
    </style:style>
    <style:style style:name="P11" style:family="paragraph" style:parent-style-name="Standard">
      <style:text-properties fo:font-weight="normal" officeooo:rsid="003148e4" officeooo:paragraph-rsid="00320cf8" style:font-weight-asian="normal" style:font-weight-complex="normal"/>
    </style:style>
    <style:style style:name="P12" style:family="paragraph" style:parent-style-name="Standard">
      <style:text-properties fo:font-weight="bold" officeooo:rsid="0015efb2" officeooo:paragraph-rsid="0015efb2" style:font-weight-asian="bold" style:font-weight-complex="bold"/>
    </style:style>
    <style:style style:name="P13" style:family="paragraph" style:parent-style-name="Standard">
      <style:text-properties fo:font-style="italic" fo:font-weight="normal" officeooo:rsid="001a13b0" officeooo:paragraph-rsid="001a13b0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210e09" officeooo:paragraph-rsid="00210e09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normal" fo:font-weight="normal" officeooo:rsid="001bc4a1" officeooo:paragraph-rsid="001a13b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d3ff6" officeooo:paragraph-rsid="001d3ff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f227e" officeooo:paragraph-rsid="001d3ff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3f22f" officeooo:paragraph-rsid="00225484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481b8" officeooo:paragraph-rsid="0022548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4b73c" officeooo:paragraph-rsid="0024b73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9e90c" officeooo:paragraph-rsid="0029e90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c94e9" officeooo:paragraph-rsid="002c94e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334669" officeooo:paragraph-rsid="0033466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3148e4" officeooo:paragraph-rsid="003148e4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31a00b" officeooo:paragraph-rsid="003148e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342edf" officeooo:paragraph-rsid="003148e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320cf8" officeooo:paragraph-rsid="003148e4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b01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f227e" style:font-style-asian="italic" style:font-style-complex="italic"/>
    </style:style>
    <style:style style:name="T5" style:family="text">
      <style:text-properties fo:font-style="italic" officeooo:rsid="00210e09" style:font-style-asian="italic" style:font-style-complex="italic"/>
    </style:style>
    <style:style style:name="T6" style:family="text">
      <style:text-properties fo:font-style="italic" officeooo:rsid="00320cf8" style:font-style-asian="italic" style:font-style-complex="italic"/>
    </style:style>
    <style:style style:name="T7" style:family="text">
      <style:text-properties fo:font-style="italic" officeooo:rsid="0034c6e8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bc4a1" style:font-style-asian="normal" style:font-style-complex="normal"/>
    </style:style>
    <style:style style:name="T10" style:family="text">
      <style:text-properties fo:font-style="normal" officeooo:rsid="001efe8c" style:font-style-asian="normal" style:font-style-complex="normal"/>
    </style:style>
    <style:style style:name="T11" style:family="text">
      <style:text-properties fo:font-style="normal" officeooo:rsid="001f227e" style:font-style-asian="normal" style:font-style-complex="normal"/>
    </style:style>
    <style:style style:name="T12" style:family="text">
      <style:text-properties fo:font-style="normal" officeooo:rsid="0023f22f" style:font-style-asian="normal" style:font-style-complex="normal"/>
    </style:style>
    <style:style style:name="T13" style:family="text">
      <style:text-properties fo:font-style="normal" officeooo:rsid="002481b8" style:font-style-asian="normal" style:font-style-complex="normal"/>
    </style:style>
    <style:style style:name="T14" style:family="text">
      <style:text-properties fo:font-style="normal" officeooo:rsid="0031a00b" style:font-style-asian="normal" style:font-style-complex="normal"/>
    </style:style>
    <style:style style:name="T15" style:family="text">
      <style:text-properties fo:font-style="normal" officeooo:rsid="00320cf8" style:font-style-asian="normal" style:font-style-complex="normal"/>
    </style:style>
    <style:style style:name="T16" style:family="text">
      <style:text-properties fo:font-style="normal" officeooo:rsid="00334669" style:font-style-asian="normal" style:font-style-complex="normal"/>
    </style:style>
    <style:style style:name="T17" style:family="text">
      <style:text-properties fo:font-style="normal" officeooo:rsid="00342edf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481b8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3/28/18</text:p>
      <text:p text:style-name="P1"/>
      <text:p text:style-name="P1">-Treat a data item like a real thing</text:p>
      <text:p text:style-name="P1">* Properties</text:p>
      <text:p text:style-name="P1">* Values associated</text:p>
      <text:p text:style-name="P1">* Actions/Methods</text:p>
      <text:p text:style-name="P1">* Info from it</text:p>
      <text:p text:style-name="P1"/>
      <text:p text:style-name="P1">&gt;&gt;&gt; <text:span text:style-name="T1">num.__as__()</text:span></text:p>
      <text:p text:style-name="P12"/>
      <text:p text:style-name="P2">&gt;</text:p>
      <text:p text:style-name="P2"><text:tab/># Person is a user-defined class</text:p>
      <text:p text:style-name="P2"><text:tab/></text:p>
      <text:p text:style-name="P2"><text:tab/>class person<text:span text:style-name="T2">():</text:span></text:p>
      <text:p text:style-name="P2"><text:tab/><text:tab/><text:span text:style-name="T2">pass</text:span></text:p>
      <text:p text:style-name="P3">&lt;</text:p>
      <text:p text:style-name="P3"/>
      <text:p text:style-name="P3">&gt;</text:p>
      <text:p text:style-name="P3"><text:tab/>class Person():</text:p>
      <text:p text:style-name="P3"><text:tab/><text:tab/>def __init__(self, name):</text:p>
      <text:p text:style-name="P3"><text:tab/><text:tab/><text:tab/>self.name = name</text:p>
      <text:p text:style-name="P4">&lt;</text:p>
      <text:p text:style-name="P4">&gt;&gt;&gt; me = Person(“john”)</text:p>
      <text:p text:style-name="P4">&gt;&gt;&gt; me.name<text:tab/><text:tab/><text:tab/>//<text:span text:style-name="T3">Output: ‘john’</text:span></text:p>
      <text:p text:style-name="P13"/>
      <text:p text:style-name="P4"><text:span text:style-name="T3">- </text:span><text:span text:style-name="T9">Attributes can be accessed using a dot operator like above</text:span></text:p>
      <text:p text:style-name="P15"/>
      <text:p text:style-name="P16">&gt;</text:p>
      <text:p text:style-name="P16"><text:tab/>class Student(Person):</text:p>
      <text:p text:style-name="P5"><text:span text:style-name="T8"><text:tab/><text:tab/></text:span><text:span text:style-name="T10">def __init__(self, name, id_num):</text:span></text:p>
      <text:p text:style-name="P5"><text:span text:style-name="T10"><text:tab/><text:tab/><text:tab/></text:span><text:span text:style-name="T11">self.id_numbr = id_num</text:span></text:p>
      <text:p text:style-name="P17"/>
      <text:p text:style-name="P5"><text:span text:style-name="T11"><text:tab/>//</text:span><text:span text:style-name="T4"> </text:span><text:span text:style-name="T5">Student oject inherits the variables from person object</text:span></text:p>
      <text:p text:style-name="P14">&lt;</text:p>
      <text:p text:style-name="P14"/>
      <text:p text:style-name="P6"><text:span text:style-name="T3">&gt;&gt;&gt; </text:span><text:span text:style-name="T8">fred = </text:span><text:span text:style-name="T12">Student(“Fred”, 12345)</text:span></text:p>
      <text:p text:style-name="P18"/>
      <text:p text:style-name="P6"><text:span text:style-name="T12">- </text:span><text:span text:style-name="T19">fred.name</text:span><text:span text:style-name="T13"> will return an error but </text:span><text:span text:style-name="T19">fred.id_number</text:span><text:span text:style-name="T13"> will work just fine</text:span></text:p>
      <text:p text:style-name="P19"/>
      <text:p text:style-name="P7"><text:span text:style-name="T13">&gt;<text:line-break/><text:tab/></text:span><text:span text:style-name="T8">class Student(Person):</text:span></text:p>
      <text:p text:style-name="P20"><text:tab/><text:tab/>def __init__(self, name, id_num):</text:p>
      <text:p text:style-name="P20"><text:tab/><text:tab/><text:tab/>super().__init__(name)</text:p>
      <text:p text:style-name="P20"><text:tab/><text:tab/><text:tab/>self.id_number = id_num</text:p>
      <text:p text:style-name="P20">&lt;</text:p>
      <text:p text:style-name="P20"/>
      <text:p text:style-name="P7"><text:span text:style-name="T8">- This allows </text:span><text:span text:style-name="T18">fred.name </text:span><text:span text:style-name="T8">to work</text:span></text:p>
      <text:p text:style-name="P20"/>
      <text:p text:style-name="P20"><text:soft-page-break/></text:p>
      <text:p text:style-name="P20"/>
      <text:p text:style-name="P21">&gt;</text:p>
      <text:p text:style-name="P21"><text:tab/>class Faculty(Person):</text:p>
      <text:p text:style-name="P8"><text:span text:style-name="T8"><text:tab/><text:tab/>def __init__(self, name, rank):<text:tab/>//</text:span><text:span text:style-name="T3">This is the constructor</text:span></text:p>
      <text:p text:style-name="P8"><text:span text:style-name="T3"><text:tab/><text:tab/><text:tab/></text:span><text:span text:style-name="T8">super().__init__(name)</text:span></text:p>
      <text:p text:style-name="P21"><text:tab/><text:tab/><text:tab/>self.rank = rank</text:p>
      <text:p text:style-name="P21">&lt;</text:p>
      <text:p text:style-name="P21"/>
      <text:p text:style-name="P21">&gt;&gt;&gt; david = Faculty(“Dave”, “professor”)</text:p>
      <text:p text:style-name="P8"><text:span text:style-name="T8">&gt;&gt;&gt;david.rank<text:tab/><text:tab/><text:tab/><text:tab/><text:tab/><text:tab/>//</text:span><text:span text:style-name="T3">Output: ‘professor’</text:span></text:p>
      <text:p text:style-name="P21"/>
      <text:p text:style-name="P22">&gt;</text:p>
      <text:p text:style-name="P22"><text:tab/>student_dict = {}</text:p>
      <text:p text:style-name="P22"><text:tab/>for i in range(0,5):</text:p>
      <text:p text:style-name="P22"><text:tab/><text:tab/>id_num = int(students[i].id_number</text:p>
      <text:p text:style-name="P22"><text:tab/><text:tab/>student_dict.update({id_num : students[i] })</text:p>
      <text:p text:style-name="P22"/>
      <text:p text:style-name="P9"><text:span text:style-name="T8"><text:tab/>//</text:span><text:span text:style-name="T3">Creates a dictionary of students mapped to their id numbers\</text:span></text:p>
      <text:p text:style-name="P22">&lt;</text:p>
      <text:p text:style-name="P23">&gt;</text:p>
      <text:p text:style-name="P24">Class Student(Person):</text:p>
      <text:p text:style-name="P24"><text:tab/>def __init(self, name, id_num, major=”Computer Science”):</text:p>
      <text:p text:style-name="P24"><text:tab/><text:tab/>super().__init__(name)</text:p>
      <text:p text:style-name="P24"><text:tab/><text:tab/>self.id_number = id_num</text:p>
      <text:p text:style-name="P24"><text:tab/><text:tab/>self.__major = major</text:p>
      <text:p text:style-name="P11"><text:span text:style-name="T8"><text:tab/></text:span><text:span text:style-name="T14">def change_major(slef, new_major):<text:tab/></text:span></text:p>
      <text:p text:style-name="P25"><text:tab/><text:tab/>self.__major = new_major</text:p>
      <text:p text:style-name="P10"><text:span text:style-name="T14"><text:tab/><text:tab/></text:span><text:span text:style-name="T15">self.id_number += 5000000</text:span></text:p>
      <text:p text:style-name="P10"><text:span text:style-name="T15"><text:tab/></text:span><text:span text:style-name="T16">def show_major(self):</text:span></text:p>
      <text:p text:style-name="P10"><text:span text:style-name="T16"><text:tab/><text:tab/></text:span><text:span text:style-name="T17">print(self.__major)</text:span></text:p>
      <text:p text:style-name="P26"><text:tab/>def introduce(self):</text:p>
      <text:p text:style-name="P26"><text:tab/><text:tab/>print(“Hi, I’m “ + self.name + “ and my major is “ + self.__major)</text:p>
      <text:p text:style-name="P27"/>
      <text:p text:style-name="P11"><text:span text:style-name="T14">//</text:span><text:span text:style-name="T15">c</text:span><text:span text:style-name="T6">hange_Major Is a mutator method, major is not directly accessable</text:span></text:p>
      <text:p text:style-name="P11"><text:span text:style-name="T8">//</text:span><text:span text:style-name="T7">show_major is an accessor to print major attribute</text:span></text:p>
      <text:p text:style-name="P24">&lt;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3:01:27.561768938</meta:creation-date>
    <dc:date>2018-03-28T14:30:03.360502942</dc:date>
    <meta:editing-duration>PT1H28M22S</meta:editing-duration>
    <meta:editing-cycles>31</meta:editing-cycles>
    <meta:generator>LibreOffice/6.0.2.1.0$Linux_X86_64 LibreOffice_project/00m0$Build-1</meta:generator>
    <meta:document-statistic meta:table-count="0" meta:image-count="0" meta:object-count="0" meta:page-count="2" meta:paragraph-count="66" meta:word-count="230" meta:character-count="1636" meta:non-whitespace-character-count="1402"/>
  </office:meta>
</office:document-meta>
</file>